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true" fo:min-height="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06cm" fo:min-width="4.506cm" fo:wrap-option="wrap"/>
      <style:paragraph-properties style:writing-mode="lr-tb"/>
    </style:style>
    <style:style style:name="gr3" style:family="graphic" style:parent-style-name="standard">
      <style:graphic-properties draw:fill="solid" draw:fill-color="#f10d0c" draw:textarea-horizontal-align="justify" draw:textarea-vertical-align="middle" draw:auto-grow-height="false" fo:min-height="2cm" fo:min-width="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44cm" fo:min-width="0cm"/>
    </style:style>
    <style:style style:name="gr5" style:family="graphic" style:parent-style-name="standard">
      <style:graphic-properties draw:fill="solid" draw:fill-color="#069a2e" draw:textarea-horizontal-align="justify" draw:textarea-vertical-align="middle" draw:auto-grow-height="false" fo:min-height="3.25cm" fo:min-width="5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688cm" fo:min-width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2.594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4.8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3.29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6.25cm"/>
      <style:paragraph-properties style:writing-mode="lr-tb"/>
    </style:style>
    <style:style style:name="gr14" style:family="graphic" style:parent-style-name="standard">
      <style:graphic-properties draw:fill="solid" draw:fill-color="#f10d0c" draw:textarea-horizontal-align="justify" draw:textarea-vertical-align="middle" draw:auto-grow-height="false" fo:min-height="1.5cm" fo:min-width="3.25cm"/>
      <style:paragraph-properties style:writing-mode="lr-tb"/>
    </style:style>
    <style:style style:name="gr15" style:family="graphic" style:parent-style-name="standard">
      <style:graphic-properties draw:fill="solid" draw:fill-color="#069a2e" draw:textarea-horizontal-align="justify" draw:textarea-vertical-align="middle" draw:auto-grow-height="false" fo:min-height="1cm" fo:min-width="2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2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375cm" fo:min-width="0.5cm"/>
    </style:style>
    <style:style style:name="gr18" style:family="graphic" style:parent-style-name="standard">
      <style:graphic-properties draw:fill="solid" draw:fill-color="#ffff38" draw:textarea-horizontal-align="justify" draw:textarea-vertical-align="middle" draw:auto-grow-height="false" fo:min-height="1cm" fo:min-width="1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false" draw:auto-grow-width="true" fo:min-height="2cm" fo:min-width="4.01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5cm" fo:min-width="17cm"/>
      <style:paragraph-properties style:writing-mode="lr-tb"/>
    </style:style>
    <style:style style:name="gr21" style:family="graphic" style:parent-style-name="standard">
      <style:graphic-properties draw:fill="solid" draw:fill-color="#069a2e" draw:textarea-horizontal-align="justify" draw:textarea-vertical-align="middle" draw:auto-grow-height="false" fo:min-height="1.5cm" fo:min-width="5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19cm" fo:min-width="0.126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4.095cm"/>
      <style:paragraph-properties style:writing-mode="lr-tb"/>
    </style:style>
    <style:style style:name="gr24" style:family="graphic" style:parent-style-name="standard">
      <style:graphic-properties draw:fill="solid" draw:fill-color="#069a2e" draw:textarea-horizontal-align="justify" draw:textarea-vertical-align="middle" draw:auto-grow-height="false" fo:min-height="1.5cm" fo:min-width="16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cm" fo:min-width="0.126cm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7" style:family="graphic" style:parent-style-name="standard">
      <style:graphic-properties draw:fill="solid" draw:fill-color="#069a2e" draw:textarea-horizontal-align="justify" draw:textarea-vertical-align="middle" draw:auto-grow-height="false" fo:min-height="1.5cm" fo:min-width="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false" draw:auto-grow-width="true" fo:min-height="2cm" fo:min-width="4.968cm"/>
      <style:paragraph-properties style:writing-mode="lr-tb"/>
    </style:style>
    <style:style style:name="gr29" style:family="graphic" style:parent-style-name="standard">
      <style:graphic-properties draw:fill="solid" draw:fill-color="#ffff38" draw:textarea-horizontal-align="justify" draw:textarea-vertical-align="middle" draw:auto-grow-height="false" fo:min-height="3cm" fo:min-width="5.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44cm" fo:min-width="0.12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10d0c"/>
      <style:paragraph-properties fo:text-align="center"/>
    </style:style>
    <style:style style:name="P4" style:family="paragraph">
      <loext:graphic-properties draw:fill="solid" draw:fill-color="#069a2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38"/>
      <style:paragraph-properties fo:text-align="cente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solid" draw:fill-color="#069a2e"/>
      <style:paragraph-properties fo:text-align="center"/>
      <style:text-properties fo:font-size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2cm" svg:height="2.25cm" svg:x="5cm" svg:y="1.25cm">
          <draw:text-box>
            <text:p>JEU DE LA TAUPE NSI - ROADMAP</text:p>
          </draw:text-box>
        </draw:frame>
        <draw:custom-shape draw:style-name="gr2" draw:text-style-name="P2" draw:layer="layout" svg:width="5.25cm" svg:height="2.5cm" svg:x="2cm" svg:y="5cm">
          <text:p text:style-name="P2">Luci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5cm" svg:height="2.5cm" svg:x="13.5cm" svg:y="5cm">
          <text:p text:style-name="P2">Rém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5cm" svg:height="2.25cm" svg:x="2cm" svg:y="8.75cm">
          <text:p text:style-name="P2">Trouver comment on fait un sp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75cm" svg:height="1.25cm" svg:x="4.25cm" svg:y="7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6cm" svg:height="3.5cm" svg:x="13.25cm" svg:y="12cm">
          <text:p text:style-name="P2">Sprites pour taupe, trouver le titre du jeu et pixel art pour le tit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4.5cm" svg:x="15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cm" svg:height="3.25cm" svg:x="4.2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6.082cm" svg:height="1.25cm" svg:x="7cm" svg:y="15.5cm">
          <text:p text:style-name="P2">Fusion 1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5cm" svg:height="2cm" svg:x="2cm" svg:y="15cm">
          <text:p text:style-name="P2">Integrer les graphismes au jeu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1cm" svg:x="15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6cm" svg:height="3.5cm" svg:x="13cm" svg:y="17.25cm">
          <text:p text:style-name="P2">Pixel art pour le mot « scor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75cm" svg:height="3.75cm" svg:x="1.25cm" svg:y="18.5cm">
          <text:p text:style-name="P2">Creer plusieurs scene et des boutons sans graphism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25cm" svg:x="4.25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5" draw:layer="layout" svg:width="4.332cm" svg:height="1.25cm" svg:x="8.668cm" svg:y="25cm">
          <text:p text:style-name="P2">Fusion 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5cm" svg:height="2.25cm" svg:x="13.25cm" svg:y="22.5cm">
          <text:p text:style-name="P2"><text:span text:style-name="T1">Trouver des arrieres plans et des musiques 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5cm" svg:height="1cm" svg:x="4.25cm" svg:y="22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1cm" svg:height="1cm" svg:x="15.5cm" svg:y="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" draw:layer="layout" svg:width="6.75cm" svg:height="4cm" svg:x="1.5cm" svg:y="23.75cm">
          <text:p text:style-name="P2">Integrer les arrieres plans et le musiques+traduire en espagnol et en anglai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5cm" svg:height="1.75cm" svg:x="8.5cm" svg:y="4cm">
          <text:p text:style-name="P2">recher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cm" svg:height="1.25cm" svg:x="9.163cm" svg:y="6.209cm">
          <text:p text:style-name="P2">ar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75cm" svg:height="1.25cm" svg:x="9.5cm" svg:y="8cm">
          <text:p text:style-name="P2">Cod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cm" svg:height="3cm" svg:x="15.75cm" svg:y="25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2cm" svg:height="1.25cm" svg:x="10.25cm" svg:y="9.75cm">
          <text:p text:style-name="P2">test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4.515cm" svg:height="2.21cm" svg:x="8.5cm" svg:y="17cm">
          <draw:text-box>
            <text:p>Lundi 20 mars</text:p>
          </draw:text-box>
        </draw:frame>
        <draw:frame draw:style-name="gr19" draw:text-style-name="P1" draw:layer="layout" svg:width="5.468cm" svg:height="2.21cm" svg:x="8.274cm" svg:y="26.04cm">
          <draw:text-box>
            <text:p>Vendredi 24 mars</text:p>
          </draw:text-box>
        </draw:frame>
      </draw:page>
      <draw:page draw:name="page2" draw:style-name="dp1" draw:master-page-name="Default">
        <draw:custom-shape draw:style-name="gr20" draw:text-style-name="P2" draw:layer="layout" svg:width="17.5cm" svg:height="3.75cm" svg:x="1.75cm" svg:y="1.75cm">
          <text:p text:style-name="P2">Créer un systeme d’animation avec plusieurs frames par sprite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6cm" svg:height="1.75cm" svg:x="13.25cm" svg:y="8.5cm">
          <text:p text:style-name="P7"><text:span text:style-name="T2">Designer un sombrero et une animation pour la mort de la taup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25cm" svg:height="2.25cm" svg:x="15.75cm" svg:y="6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6cm" svg:height="1.75cm" svg:x="2cm" svg:y="8.5cm">
          <text:p text:style-name="P7"><text:span text:style-name="T2">Designer -boutons</text:span></text:p>
          <text:p text:style-name="P7"><text:span text:style-name="T2">-animation pour les boutons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25cm" svg:height="2.25cm" svg:x="4.5cm" svg:y="6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5" draw:layer="layout" svg:width="5.25cm" svg:height="1.25cm" svg:x="7.5cm" svg:y="11.25cm">
          <text:p text:style-name="P2">Fusion 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" draw:layer="layout" svg:width="1.25cm" svg:height="2.25cm" svg:x="15.75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1.25cm" svg:height="2.25cm" svg:x="4.5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8" draw:layer="layout" svg:width="17.25cm" svg:height="1.75cm" svg:x="2.25cm" svg:y="13.25cm">
          <text:p text:style-name="P7"><text:span text:style-name="T2">Designer une animation d’ouverture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4.515cm" svg:height="2.21cm" svg:x="8.235cm" svg:y="9.25cm">
          <draw:text-box>
            <text:p>Lundi 27 mars</text:p>
          </draw:text-box>
        </draw:frame>
        <draw:custom-shape draw:style-name="gr25" draw:text-style-name="P2" draw:layer="layout" svg:width="1.25cm" svg:height="2cm" svg:x="16.25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" draw:layer="layout" svg:width="6cm" svg:height="2cm" svg:x="14cm" svg:y="17.5cm">
          <text:p text:style-name="P2">Créer un systeme de sauvegarde du meilleure score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25cm" svg:height="2cm" svg:x="3.75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6cm" svg:height="1.75cm" svg:x="1.25cm" svg:y="17.75cm">
          <text:p text:style-name="P7"><text:span text:style-name="T2">Designer « meilleur score »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25cm" svg:height="2cm" svg:x="16.5cm" svg:y="20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5" draw:layer="layout" svg:width="5.25cm" svg:height="1.25cm" svg:x="8cm" svg:y="20.25cm">
          <text:p text:style-name="P2">Fusion 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" draw:layer="layout" svg:width="5.468cm" svg:height="2.21cm" svg:x="8.1cm" svg:y="18.29cm">
          <draw:text-box>
            <text:p>Vendredi 31 mars</text:p>
          </draw:text-box>
        </draw:frame>
        <draw:custom-shape draw:style-name="gr25" draw:text-style-name="P2" draw:layer="layout" svg:width="1.25cm" svg:height="2cm" svg:x="3.75cm" svg:y="19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8" draw:layer="layout" svg:width="5.5cm" svg:height="1.75cm" svg:x="14cm" svg:y="22.5cm">
          <text:p text:style-name="P7"><text:span text:style-name="T2">Animation meilleur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cm" svg:height="2cm" svg:x="1.5cm" svg:y="22.5cm">
          <text:p text:style-name="P2">Correction de bug</text:p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5.468cm" svg:height="2.71cm" svg:x="7.782cm" svg:y="22.54cm">
          <draw:text-box>
            <text:p>samedi 1<text:span text:style-name="T3">er</text:span> avril</text:p>
          </draw:text-box>
        </draw:frame>
        <draw:custom-shape draw:style-name="gr23" draw:text-style-name="P5" draw:layer="layout" svg:width="5.25cm" svg:height="1.25cm" svg:x="7.5cm" svg:y="25.5cm">
          <text:p text:style-name="P2">Fusion finale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6cm" svg:height="3.25cm" svg:x="14cm" svg:y="25cm">
          <text:p text:style-name="P2">Test de compatibilité -ubuntu-repl-windows et troubleshooting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25cm" svg:height="1.25cm" svg:x="18cm" svg:y="23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7:14:17.250616794</meta:creation-date>
    <dc:date>2023-03-16T18:01:45.934610734</dc:date>
    <meta:editing-duration>PT47M29S</meta:editing-duration>
    <meta:editing-cycles>2</meta:editing-cycles>
    <meta:generator>LibreOffice/7.4.5.1$Linux_X86_64 LibreOffice_project/40$Build-1</meta:generator>
    <meta:document-statistic meta:object-count="50"/>
  </office:meta>
</office:document-meta>
</file>